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type="single"/>
    </style:style>
    <style:style style:name="T5" style:family="text">
      <style:text-properties style:text-line-through-type="single" fo:font-weight="bold" style:font-weight-asian="bold" style:font-weight-complex="bold"/>
    </style:style>
    <style:style style:name="T6" style:family="text">
      <style:text-properties fo:color="#9966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VALIDOU</text:p>
          </table:table-cell>
          <table:table-cell office:value-type="string" calcext:value-type="string">
            <text:p>//--------------- GET GAME DATA ----------------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val = <text:span text:style-name="T1">decodeZtcgFlag</text:span>(ZTCG_TYPE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hasSharedFlags</text:span>(ZTCG_TYPE (<text:span text:style-name="T2">flag</text:span>), ZTCG_TYPE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hasSharedFlagsCARD</text:span>(struct CARD *card, ZTCG_FLAGTYPE, ZTCG_TYPE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updateGameValue</text:span>(int pos, int new_value (<text:span text:style-name="T2">ZTCG_ID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getCardPointer</text:span>(int po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etCardPointer</text:span>(int pos, 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Stunne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Hijacke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Silence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draw = <text:span text:style-name="T1">drawCard</text:span><text:span text:style-name="T3">(bool mestre,void **vetor)</text:span>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killed = <text:span text:style-name="T1">lastAttackKille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Stun</text:span>(bool mestre,void **vetor,struct CARD *card,in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Hijack</text:span>(bool mestre,void **vetor,struct CARD *card,in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Silence</text:span>(bool mestre,void **vetor,struct CARD *card,in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GlobalSilence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GlobalStun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ddExtraMobAttack</text:span>(struct CARD *card,struct CARD *src,int qty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ExtraMobAttack</text:span>(struct CARD *card,struct CARD *sr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increaseNextAttackDamage</text:span>(bool mestre,void **vetor,int bonu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increaseDamageMultiplierByPercent</text:span>(struct CARD *card,int incPercen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etFieldCounter</text:span>(bool mestre, void **vetor, int new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editCardCounter</text:span>(struct CARD *card, ZTCG_CARDID,int local,short int val,short int sig, ZTCG_POINTCUT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hort int val, short int sig = <text:span text:style-name="T1">getCardCounter</text:span>(struct CARD *card, ZTCG_CARDID,int loc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playCardCounter</text:span>(struct CARD *card, ZTCG_CARDID,int local,int tam, ZTCG_COLORI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struct Deck *card_under = </text:span><text:span text:style-name="T1">putCardUnder</text:span>(struct CARD *card,struct Deck *card_unde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takeCardUnder</text:span>(struct CARD *card,struct Deck *targe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turnCardsUnderToDeck</text:span>(bool mestre,void **vetor,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removeCardsUnder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getCardUnder</text:span>(struct CARD *card,int slo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level = <text:span text:style-name="T1">getBaseLevelFromCARD</text:span>(bool mestre, 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basehp = <text:span text:style-name="T1">getBaseHp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maxhp = <text:span text:style-name="T1">getMaxHp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hp = <text:span text:style-name="T1">getHp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att = <text:span text:style-name="T1">getBaseAttack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arity = <text:span text:style-name="T1">getRarity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ZTCG_STRING name = <text:span text:style-name="T1">getName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ype = <text:span text:style-name="T1">getType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element = <text:span text:style-name="T1">getElement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cardid = <text:span text:style-name="T1">getCardId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ZTCG_STRING info = <text:span text:style-name="T1">getCardInfoFromCARD</text:span>(struct CARD *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GET DECK DATA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Lista *card_list = <text:span text:style-name="T1">getPlayerDeck</text:span>(bool mestre,void **vetor, ZTCG_DECKTYP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_list, int qty = <text:span text:style-name="T1">getDataFromDeck</text:span>(struct Lista *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list_length = <text:span text:style-name="T1">getListLength</text:span>(struct Deck *card_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list1 = <text:span text:style-name="T1">appendLists</text:span>(struct Deck *list1,struct Deck *list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empty_list = <text:span text:style-name="T1">isEmptyList</text:span>(struct Deck *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List</text:span>(struct Deck *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isSameCARD</text:span>(struct CARD *card1, struct CARD *card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target = <text:span text:style-name="T1">getTargetCARD</text:span>(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target = <text:span text:style-name="T1">getSourceCARD</text:span>(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getOnBoardCARD</text:span>(bool mestre,void **vetor, ZTCG_TABLESLOT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board_card = <text:span text:style-name="T1">getCARD</text:span>(struct Deck *deck)</text:p>
          </table:table-cell>
        </table:table-row>
        <table:table-row table:style-name="ro4">
          <table:table-cell office:value-type="string" calcext:value-type="string">
            <text:p>----</text:p>
          </table:table-cell>
          <table:table-cell table:style-name="ce2" office:value-type="string" calcext:value-type="string">
            <text:p><text:span text:style-name="T4">struct Card *card = </text:span><text:span text:style-name="T5">getCard</text:span><text:span text:style-name="T4">(struct CARD *board_card)</text:span>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is_null = <text:span text:style-name="T1">isNullCARD</text:span>(struct CARD *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slot = <text:span text:style-name="T1">getSlotIdFromCARD</text:span>(bool mestre, 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match = <text:span text:style-name="T1">matchRequirements</text:span>(bool mestre,void **vetor,int level,short int qty, ZTCG_ELEMENT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attr = <text:span text:style-name="T1">getPlayerAttributes</text:span>(bool mestre,void **vetor, ZTCG_ELEMEN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levelUp</text:span>(bool mestre,void **veto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ndPlayerAway</text:span>(bool mestre,void **vetor, struct CARD *src, ZTCG_PLAYERTYPE, 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reventDamage</text:span>(bool mestre,void **vetor, struct CARD *src, ZTCG_PREVENTTYPE, int qty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GAME MECHANICS ---------------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coverCard</text:span>(bool mestre,void **vetor, ZTCG_RECOVERTYPE, ZTCG_COMPARATOR, 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coverTop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vealCard</text:span>(bool mestre,void **vetor,string msg,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card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discarded, struct Deck *deck = <text:span text:style-name="T1">discardRandomCard</text:span>(bool mestre,void **vetor,struct Deck *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discarded = <text:span text:style-name="T1">discardRandomCardFromList</text:span>(bool mestre,struct Lista *list);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cardRandomHand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peekNext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mobs = <text:span text:style-name="T1">getMobsOnTable</text:span>(bool mestre,void **vetor,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eqps = <text:span text:style-name="T1">getEquipsOnTable</text:span>(bool mestre,void **vetor,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qty = <text:span text:style-name="T1">getCardIdOnPlayerTable</text:span>(bool mestre,void **vetor,ZTCG_CARD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fld = <text:span text:style-name="T1">isFieldOnPlayerTable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has_boss = <text:span text:style-name="T1">isBossOnPlayerTable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throwCoin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coutMob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used, struct CARD *alvo = <text:span text:style-name="T1">attack</text:span>(bool mestre, void **vetor, struct CARD *attacker, int damage, ATK_RES, ATK_SRC, ZTCG_FIXEDTARGET, ZTCG_PREVENT, ZTCG_COUNTE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used, struct CARD *alvo = <text:span text:style-name="T1">attackGlobal</text:span>(ZTCG_GLOBALMODE (<text:span text:style-name="T2">flag</text:span>), bool mestre, void **vetor, struct CARD *attacker, int damage, ATK_SRC, ZTCG_PREVENT, ZTCG_COUNTER, ZTCG_FILTER, short min_atrib, int min_lv , int max_lv, 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makePrompt</text:span>(bool mestre,void **vetor,string text,string subtxt, void *const1,void *const2,string opt1,string opt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_list, bool not_empty = <text:span text:style-name="T1">makeFilteredList</text:span>(bool mestre,void **vetor,struct Deck *list,short in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_list, bool not_empty = <text:span text:style-name="T1">makeFilteredTableList</text:span>(bool mestre,void **vetor, ZTCG_PLAYERMODE,short in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Self</text:span>(bool mestre, void **vetor,ZTCG_TABLESLOT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menuCards</text:span>(bool mestre,void **vetor,struct Deck *menu,string msg, ZTCG_PEE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pickCardOrder</text:span>(bool mestre,void **vetor,struct Deck *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freshScreen</text:span>(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playMessageOnScreen</text:span>(bool mestre, void **vetor, ZTCG_STRING str, int mse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freshBo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s_taken = <text:span text:style-name="T1">takeCardsFromDeck</text:span>(struct Lista *deck_list, int qty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out_list = <text:span text:style-name="T1">takeTargetCardFromListToDeck</text:span>(struct Lista *deck_list,struct Deck *out_list,struct Deck *card_to_take,ZTCG_DECKORIEN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from = <text:span text:style-name="T1">moveCardsFromListToDeck</text:span>(struct Deck *from,struct Lista *to_deck,ZTCG_DECKMOVE (<text:span text:style-name="T6">take</text:span>),ZTCG_DECKMOVE (<text:span text:style-name="T6">put</text:span>),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moveCards</text:span>(struct Lista *from_deck,struct Lista *to_deck,ZTCG_STRING take,ZTCG_STRING put,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from, bool not_null = <text:span text:style-name="T1">takeTargetCardFromList</text:span>(struct Deck *card,struct Deck *from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 = <text:span text:style-name="T1">takeTargetCardFromDeck</text:span>(struct Deck *card,struct Lista *from_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huffleDeck</text:span>(struct Lista *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playCard</text:span>(bool mestre,void **vetor, char *text, ZTCG_PLAYCARDMODE, 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summon</text:span>(bool mestre,void **vetor, ZTCG_SUMMONMODE,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equip</text:span>(bool mestre,void **vetor, ZTCG_EQUIPMODE,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action</text:span>(bool mestre,void **vetor,struct CARD *use_this_card,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locate</text:span>(bool mestre,void **vetor, ZTCG_LOCATE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newBuff</text:span>(struct CARD *card,struct CARD *source,int atk,int hp,int def,shor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updateBuff</text:span>(struct CARD *card,struct CARD *source,int incAtk,int incHp,int incDef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Buff</text:span>(struct CARD *card,struct CARD *source,int atk,int hp,int def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hasCardOnList</text:span>(ZTCG_CARDID,struct Lista *deck_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et = <text:span text:style-name="T1">nextFreeMobSlot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et = <text:span text:style-name="T1">nextFreeEquipSlot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editCardHP</text:span>(struct CARD *card,int newHP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increaseMaxHP</text:span>(struct CARD *card,int incHP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refreshHP</text:span>(bool mestre,void **vetor,struct CARD *card,int incHP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mobReaver</text:span>(bool mestre,void **vetor,struct CARD *attacker, int mult, 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equipReaver</text:span>(bool mestre,void **vetor,struct CARD *attacker, int mult, 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hasBoss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oordenadas *coord_list = <text:span text:style-name="T1">getTableCardCoordinates</text:span>(ZTCG_PLAYERMODE, short int min_atrib,int min_lv,int max_lv,ZTCG_TYPE (<text:span text:style-name="T2">flag</text:span>), ZTCG_ELEMENT (<text:span text:style-name="T2">flag</text:span>), string substring,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TableCardCoordinatesList</text:span>(struct Coordenadas *coord_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selectGameTableCardFromCoordinatesList</text:span>(string msg,struct Coordenadas *coord_list,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TargetBonus</text:span>(bool mestre,void **vetor,struct CARD *card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TargetBonus</text:span>(bool mestre,void **vetor,struct CARD *card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AuraBonus</text:span>(bool mestre,void **vetor, ZTCG_AURAMODE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AuraBonus</text:span>(bool mestre,void **vetor, ZTCG_AURAMODE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playerHasCardIdDeployed</text:span>(bool mestre,void **vetor, ZTCG_CARD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es = <text:span text:style-name="T1">playerCountCardIdDeployed</text:span>(bool mestre,void **vetor, ZTCG_CARD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applyCharacterAction</text:span>(bool mestre,void **vetor,struct CARD *card, ZTCG_CAL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s = </text:span><text:span text:style-name="T1">hasBlockAura</text:span>(struct CARD *target, ZTCG_BLOCKAURA, struct CARD *sr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BlockAura</text:span>(struct CARD *target, ZTCG_BLOCKAURA, struct CARD *sr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BlockAura</text:span>(struct CARD *target, ZTCG_BLOCKAURA, struct CARD *src)</text:p>
          </table:table-cell>
        </table:table-row>
        <table:table-row table:style-name="ro4">
          <table:table-cell/>
          <table:table-cell table:style-name="ce3" office:value-type="string" calcext:value-type="string">
            <text:p>bool res = <text:span text:style-name="T1">hpDrainPrevent</text:span>(bool mestre,int self_dmg,struct CARD *card,struct CARD *target,int target_dmg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Maximum</text:span>(int val1,int val2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20:48:31.2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52M5S</meta:editing-duration>
    <meta:editing-cycles>64</meta:editing-cycles>
    <meta:generator>LibreOffice/4.3.7.2$Windows_x86 LibreOffice_project/8a35821d8636a03b8bf4e15b48f59794652c68ba</meta:generator>
    <dc:date>2016-09-10T20:50:09.134000000</dc:date>
    <meta:document-statistic meta:table-count="3" meta:cell-count="264" meta:object-count="0"/>
    <meta:user-defined meta:name="Info 1"/>
    <meta:user-defined meta:name="Info 2"/>
    <meta:user-defined meta:name="Info 3"/>
    <meta:user-defined meta:name="Info 4"/>
  </office:meta>
</office:document-meta>
</file>